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16pt" officeooo:rsid="00104e28" officeooo:paragraph-rsid="00104e28"/>
    </style:style>
    <style:style style:name="P2" style:family="paragraph" style:parent-style-name="Standard">
      <style:text-properties fo:font-size="12pt" officeooo:rsid="00104e28" officeooo:paragraph-rsid="00104e28"/>
    </style:style>
    <style:style style:name="P3" style:family="paragraph" style:parent-style-name="Standard">
      <style:text-properties fo:font-size="12pt" fo:font-style="italic" officeooo:rsid="00104e28" officeooo:paragraph-rsid="00104e28" style:font-style-asian="italic" style:font-style-complex="italic"/>
    </style:style>
    <style:style style:name="P4" style:family="paragraph" style:parent-style-name="Standard">
      <style:text-properties fo:font-size="12pt" fo:font-style="italic" officeooo:rsid="0011fef5" officeooo:paragraph-rsid="0011fef5" style:font-style-asian="italic" style:font-style-complex="italic"/>
    </style:style>
    <style:style style:name="P5" style:family="paragraph" style:parent-style-name="Standard">
      <style:text-properties fo:font-size="12pt" fo:font-style="normal" officeooo:rsid="00104e28" officeooo:paragraph-rsid="00104e28" style:font-style-asian="normal" style:font-style-complex="normal"/>
    </style:style>
    <style:style style:name="P6" style:family="paragraph" style:parent-style-name="Standard">
      <style:text-properties fo:font-size="12pt" fo:font-style="normal" officeooo:rsid="0011fef5" officeooo:paragraph-rsid="0011fef5" style:font-style-asian="normal" style:font-style-complex="normal"/>
    </style:style>
    <style:style style:name="P7" style:family="paragraph" style:parent-style-name="Standard">
      <style:text-properties fo:font-size="12pt" fo:font-style="normal" officeooo:rsid="0012d5a6" officeooo:paragraph-rsid="0012d5a6" style:font-style-asian="normal" style:font-style-complex="normal"/>
    </style:style>
    <style:style style:name="P8" style:family="paragraph" style:parent-style-name="Table_20_Contents">
      <style:text-properties fo:font-size="12pt"/>
    </style:style>
    <style:style style:name="P9" style:family="paragraph" style:parent-style-name="Table_20_Contents">
      <style:text-properties fo:font-size="12pt" officeooo:rsid="0012d5a6" officeooo:paragraph-rsid="0012d5a6"/>
    </style:style>
    <style:style style:name="P10" style:family="paragraph" style:parent-style-name="Standard">
      <style:text-properties fo:font-size="12pt" fo:font-style="normal" fo:font-weight="bold" officeooo:rsid="0016a818" officeooo:paragraph-rsid="0016a818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ize="12pt" fo:font-style="normal" fo:font-weight="normal" officeooo:rsid="0016a818" officeooo:paragraph-rsid="0016a818" style:font-style-asian="normal" style:font-weight-asian="normal" style:font-style-complex="normal" style:font-weight-complex="normal"/>
    </style:style>
    <style:style style:name="T1" style:family="text">
      <style:text-properties officeooo:rsid="0010b2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6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3 Finding triangles:</text:p>
      <text:p text:style-name="P2">The aim is to detect traingles. Traingles are the relations that (a) → (b) → (c) → (a). Those relations are very important to detect the weights of the connections. Based on that the probabilities are calculated. The weights are $gte 1. They cannot be 0, because this might cause the program to crash (the division by 0 that might occur is gonna crash the program). The query produces reasonable (?) result:</text:p>
      <text:p text:style-name="P3">MATCH (start:Resource)-[rel1]-(second:Resource), connections_second=(second)-[rel2]-(third: Resource), triangle_connections=(third)-[rel3]-(start) WITH triangle_connections RETURN COUNT(triangle_connections);</text:p>
      <text:p text:style-name="P5">Even though it’s <text:span text:style-name="T1">hard to measure number of triangles in the whole dataset – RAM. Even though, we need a function to detect triangles in the dataset.</text:span></text:p>
      <text:p text:style-name="P6">This should work to measure number of triangles:</text:p>
      <text:p text:style-name="P4">MATCH (start:Resource)-[rel1]-(second:Resource {uri: "<text:span text:style-name="T2">${uri}</text:span>"}), connections_second=(second)-[rel2]-(third: Resource), triangle_connections=(third)-[rel3]-(start) RETURN COUNT(triangle_connections);</text:p>
      <text:p text:style-name="P6">For </text:p>
      <text:p text:style-name="P4">MATCH (start:Resource)-[rel1]-(second:Resource {uri: "http://plwordnet.pwr.wroc.pl/wordnet/synset/162"}), connections_second=(second)-[rel2]-(third: Resource), triangle_connections=(third)-[rel3]-(start) RETURN COUNT(triangle_connections); </text:p>
      <text:p text:style-name="P6">we got 490 rows!</text:p>
      <text:p text:style-name="P6"/>
      <text:p text:style-name="P7">The query, even though does not care about the direction of relation. Let’s execute similar query for --&gt; and ←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Amount</text:p>
          </table:table-cell>
        </table:table-row>
        <table:table-row>
          <table:table-cell table:style-name="Table1.A1" office:value-type="string">
            <text:p text:style-name="P8">– </text:p>
          </table:table-cell>
          <table:table-cell table:style-name="Table1.A1" office:value-type="string">
            <text:p text:style-name="P9">490</text:p>
          </table:table-cell>
        </table:table-row>
        <table:table-row>
          <table:table-cell table:style-name="Table1.A1" office:value-type="string">
            <text:p text:style-name="P8">–&gt;</text:p>
          </table:table-cell>
          <table:table-cell table:style-name="Table1.A1" office:value-type="string">
            <text:p text:style-name="P9">61</text:p>
          </table:table-cell>
        </table:table-row>
        <table:table-row>
          <table:table-cell table:style-name="Table1.A1" office:value-type="string">
            <text:p text:style-name="P8">&lt;--</text:p>
          </table:table-cell>
          <table:table-cell table:style-name="Table1.A1" office:value-type="string">
            <text:p text:style-name="P9">61</text:p>
          </table:table-cell>
        </table:table-row>
      </table:table>
      <text:p text:style-name="P7">The – means <text:span text:style-name="T3">no matter in which direction </text:span>relation. The rest are directed. Is there any purpose to test more combinations (like –&gt;; –; –&gt; etc)?</text:p>
      <text:p text:style-name="P7"/>
      <text:p text:style-name="P10">Steps of the signature building algorithm:</text:p>
      <text:p text:style-name="P11">1. Fetch a node v1.</text:p>
      <text:p text:style-name="P11">2. Check whether the restart should be triggered (if the node v1 is not an initial node)</text:p>
      <text:p text:style-name="P11">3. Check all the related nodes (v1.1...v1.n) where n is the number of related nodes. Weight = number of cycles</text:p>
      <text:p text:style-name="P11">4. Based on weights, calculate probabilities for given nodes.</text:p>
      <text:p text:style-name="P11">5. Based on given probabilities (which aim to give 1) using random number define which node should be chosen.</text:p>
      <text:p text:style-name="P11">6. Go to the given node, treat it as a v1 and repeat the steps from 1<text:span text:style-name="T4">rand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8:41:22.967632412</meta:creation-date>
    <dc:date>2020-10-06T01:57:41.964095159</dc:date>
    <meta:editing-duration>PT3H23M29S</meta:editing-duration>
    <meta:editing-cycles>5</meta:editing-cycles>
    <meta:generator>LibreOffice/7.0.1.2$Linux_X86_64 LibreOffice_project/00$Build-2</meta:generator>
    <meta:document-statistic meta:table-count="1" meta:image-count="0" meta:object-count="0" meta:page-count="1" meta:paragraph-count="26" meta:word-count="288" meta:character-count="2076" meta:non-whitespace-character-count="1809"/>
  </office:meta>
</office:document-meta>
</file>